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1b7b5" officeooo:paragraph-rsid="0021b7b5"/>
    </style:style>
    <style:style style:name="P2" style:family="paragraph" style:parent-style-name="Text_20_body">
      <style:text-properties officeooo:rsid="00233e59" officeooo:paragraph-rsid="00233e59"/>
    </style:style>
    <style:style style:name="P3" style:family="paragraph" style:parent-style-name="Text_20_body">
      <style:text-properties officeooo:rsid="0023d727" officeooo:paragraph-rsid="0023d727"/>
    </style:style>
    <style:style style:name="P4" style:family="paragraph" style:parent-style-name="Text_20_body">
      <style:text-properties officeooo:rsid="0023d727" officeooo:paragraph-rsid="0026ab6a"/>
    </style:style>
    <style:style style:name="P5" style:family="paragraph" style:parent-style-name="Text_20_body">
      <style:text-properties officeooo:rsid="002550d9" officeooo:paragraph-rsid="002550d9"/>
    </style:style>
    <style:style style:name="P6" style:family="paragraph" style:parent-style-name="Text_20_body">
      <style:text-properties officeooo:rsid="0026e4e1" officeooo:paragraph-rsid="0026e4e1"/>
    </style:style>
    <style:style style:name="P7" style:family="paragraph" style:parent-style-name="Text_20_body">
      <style:text-properties officeooo:rsid="00274558" officeooo:paragraph-rsid="00274558"/>
    </style:style>
    <style:style style:name="P8" style:family="paragraph" style:parent-style-name="Text_20_body">
      <style:text-properties officeooo:rsid="002e9df7" officeooo:paragraph-rsid="002e9df7"/>
    </style:style>
    <style:style style:name="P9" style:family="paragraph" style:parent-style-name="Text_20_body">
      <style:text-properties officeooo:rsid="00303e66" officeooo:paragraph-rsid="00303e66"/>
    </style:style>
    <style:style style:name="P10" style:family="paragraph" style:parent-style-name="Title">
      <style:text-properties officeooo:rsid="0020c1e8" officeooo:paragraph-rsid="0020c1e8"/>
    </style:style>
    <style:style style:name="P11" style:family="paragraph" style:parent-style-name="Heading_20_1">
      <style:text-properties officeooo:rsid="0020c1e8" officeooo:paragraph-rsid="0020c1e8"/>
    </style:style>
    <style:style style:name="P12" style:family="paragraph" style:parent-style-name="Text_20_body">
      <style:text-properties officeooo:rsid="0026ab6a" officeooo:paragraph-rsid="0026ab6a"/>
    </style:style>
    <style:style style:name="P13" style:family="paragraph" style:parent-style-name="Text_20_body" style:list-style-name="L2">
      <style:text-properties officeooo:rsid="0026ab6a" officeooo:paragraph-rsid="0026ab6a"/>
    </style:style>
    <style:style style:name="P14" style:family="paragraph" style:parent-style-name="Text_20_body" style:list-style-name="L1">
      <style:text-properties officeooo:rsid="0023d727" officeooo:paragraph-rsid="0023d727"/>
    </style:style>
    <style:style style:name="P15" style:family="paragraph" style:parent-style-name="Text_20_body" style:list-style-name="L2">
      <style:text-properties officeooo:rsid="002550d9" officeooo:paragraph-rsid="002550d9"/>
    </style:style>
    <style:style style:name="P16" style:family="paragraph" style:parent-style-name="Text_20_body">
      <style:text-properties officeooo:rsid="00328169" officeooo:paragraph-rsid="00328169"/>
    </style:style>
    <style:style style:name="P17" style:family="paragraph" style:parent-style-name="Text_20_body">
      <style:text-properties officeooo:rsid="0032a79a" officeooo:paragraph-rsid="0032a79a"/>
    </style:style>
    <style:style style:name="P18" style:family="paragraph" style:parent-style-name="Text_20_body">
      <style:text-properties officeooo:rsid="00303e66" officeooo:paragraph-rsid="0032a79a"/>
    </style:style>
    <style:style style:name="T1" style:family="text">
      <style:text-properties officeooo:rsid="00233e59"/>
    </style:style>
    <style:style style:name="T2" style:family="text">
      <style:text-properties officeooo:rsid="0023d727"/>
    </style:style>
    <style:style style:name="T3" style:family="text">
      <style:text-properties officeooo:rsid="002550d9"/>
    </style:style>
    <style:style style:name="T4" style:family="text">
      <style:text-properties fo:font-style="italic" officeooo:rsid="0026ab6a" style:font-style-asian="italic" style:font-style-complex="italic"/>
    </style:style>
    <style:style style:name="T5" style:family="text">
      <style:text-properties officeooo:rsid="0026ab6a"/>
    </style:style>
    <style:style style:name="T6" style:family="text">
      <style:text-properties officeooo:rsid="0026e4e1"/>
    </style:style>
    <style:style style:name="T7" style:family="text">
      <style:text-properties officeooo:rsid="00291f4b"/>
    </style:style>
    <style:style style:name="T8" style:family="text">
      <style:text-properties fo:font-style="normal" officeooo:rsid="00233e59" style:font-style-asian="normal" style:font-style-complex="normal"/>
    </style:style>
    <style:style style:name="T9" style:family="text">
      <style:text-properties officeooo:rsid="0029ee6b"/>
    </style:style>
    <style:style style:name="T10" style:family="text">
      <style:text-properties officeooo:rsid="002e9df7"/>
    </style:style>
    <style:style style:name="T11" style:family="text">
      <style:text-properties officeooo:rsid="00321ea2"/>
    </style:style>
    <style:style style:name="T12" style:family="text">
      <style:text-properties officeooo:rsid="00328169"/>
    </style:style>
    <style:style style:name="T13" style:family="text">
      <style:text-properties officeooo:rsid="0032a7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st Plan: Secureworks Threat Monitor Agent</text:p>
      <text:h text:style-name="P11" text:outline-level="1">Introduction</text:h>
      <text:p text:style-name="P1">This document provides a test plan for the Secureworks Threat Monitoring Agent (STMA).</text:p>
      <text:h text:style-name="Heading_20_3" text:outline-level="3">Scope</text:h>
      <text:p text:style-name="P1">This test plan and the associated testing activity address automated testing of existing STMA functionality. <text:span text:style-name="T4">Its scope is limited to the current code challenge</text:span>. <text:span text:style-name="T1">It covers both traffic generation which is used to trigger STMA behavior and evaluation of the associated STMA behavior for functional correctness. </text:span><text:span text:style-name="T8">The key to this working is to know what the STMA output should be in light of the generated process load.</text:span></text:p>
      <text:p text:style-name="P2">STMA will be simulated for this exercise with canned response data <text:span text:style-name="T9">because</text:span> the actual emulation of STMA is beyond the scope of this activity. <text:span text:style-name="T2">Likewise, performance test metrics are also beyond the scope of this testing activity.</text:span></text:p>
      <text:h text:style-name="Heading_20_3" text:outline-level="3">Assumptions</text:h>
      <text:p text:style-name="P12">For the defined scope of this test activity, the following assumptions are made.</text:p>
      <text:p text:style-name="P4"><text:span text:style-name="T5">Wherever and whenever executed, a</text:span>ll testing will take place on one node, including threat process executions and evaluation of <text:span text:style-name="T7">canned </text:span>STMA output.</text:p>
      <text:p text:style-name="P3">STMA output itself is assumed to be in the form of a json file containing the following information about each detected threat process:</text:p>
      <text:list xml:id="list3282499537" text:style-name="L1">
        <text:list-item>
          <text:p text:style-name="P14">PID</text:p>
        </text:list-item>
        <text:list-item>
          <text:p text:style-name="P14">process details</text:p>
        </text:list-item>
        <text:list-item>
          <text:p text:style-name="P14"><text:span text:style-name="T3">process detection </text:span>count</text:p>
        </text:list-item>
      </text:list>
      <text:p text:style-name="P5">Regarding the functional behavior of STMA, the following is assumed to <text:span text:style-name="T6">hold true</text:span>:</text:p>
      <text:list xml:id="list3607664601" text:style-name="L2">
        <text:list-item>
          <text:p text:style-name="P15">STMA <text:span text:style-name="T7">is required to detect the existence of each threat process, however short-lived that process is</text:span></text:p>
        </text:list-item>
        <text:list-item>
          <text:p text:style-name="P13">STMA is required to capture the <text:span text:style-name="T7">relevant </text:span>details of each detected threat process</text:p>
        </text:list-item>
        <text:list-item>
          <text:p text:style-name="P13">STMA checks for the continued existence of each detected threat process once every 60 seconds</text:p>
        </text:list-item>
      </text:list>
      <text:p text:style-name="P6">Putting these STMA functional assumptions together, each executed threat process will have an associated record in STMA’s output. The recurring count will be <text:span text:style-name="T12">[</text:span> floor(duration/60s)<text:span text:style-name="T12">+1 ]</text:span> where duration is the process run time in seconds. <text:span text:style-name="T12">Threat processes running less than 60 seconds will have a </text:span><text:soft-page-break/><text:span text:style-name="T12">reported count of 1. Threat processes running between 60 and 119 seconds (inclusive) will have a count of 2, and so on.</text:span></text:p>
      <text:p text:style-name="P7">Process IDs will repeat over time. It is assumed here <text:span text:style-name="T13">that this will not happen over the course of the threat load execution.</text:span></text:p>
      <text:h text:style-name="Heading_20_1" text:outline-level="1">Details</text:h>
      <text:h text:style-name="Heading_20_3" text:outline-level="3">Test Cases</text:h>
      <text:p text:style-name="P16">In this test activity, each <text:span text:style-name="T13">threat process execution is considered a test case. A good set of test cases includes threat processes executing at/near the count boundaries described above. This should include very short-lived processes, processes which last just under/over 60 seconds, …</text:span></text:p>
      <text:p text:style-name="P17">In addition to specific process executions, there is the global test case of the overall count of detections.</text:p>
      <text:h text:style-name="Heading_20_3" text:outline-level="3">Test <text:span text:style-name="T10">Automation </text:span>Design</text:h>
      <text:p text:style-name="P8">tp.py – a threat process app which runs for a specified period of time before exiting. </text:p>
      <text:p text:style-name="P8">load_gen.py – a load generation app. This program runs tp.py a number of times. Each execution of tp.py is tracked and ultimately recorded to a json file which describes the load which was actually executed.</text:p>
      <text:p text:style-name="P18"><text:span text:style-name="T13">process_results</text:span>.py – the app which evaluates STMA’s functional response to the load which was generated by load_gen.py. This program is responsible for generating the functional pass/fail 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2:13:38.844000000</meta:creation-date>
    <meta:generator>LibreOffice/6.1.6.3$Windows_X86_64 LibreOffice_project/5896ab1714085361c45cf540f76f60673dd96a72</meta:generator>
    <dc:date>2020-07-03T10:51:57.236000000</dc:date>
    <meta:editing-duration>PT29M12S</meta:editing-duration>
    <meta:editing-cycles>6</meta:editing-cycles>
    <meta:document-statistic meta:table-count="0" meta:image-count="0" meta:object-count="0" meta:page-count="2" meta:paragraph-count="27" meta:word-count="485" meta:character-count="3020" meta:non-whitespace-character-count="2564"/>
  </office:meta>
</office:document-meta>
</file>